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Avail. Bb gpio</text:p>
          </table:table-cell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I/O (ON BB)</text:p>
          </table:table-cell>
          <table:table-cell table:style-name="ce2"/>
          <table:table-cell table:style-name="ce2" office:value-type="string" calcext:value-type="string">
            <text:p>SPI1 → DAC output</text:p>
          </table:table-cell>
          <table:table-cell table:style-name="ce2" office:value-type="string" calcext:value-type="string">
            <text:p>Signal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ke Light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mpL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empLo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STrip</text:p>
          </table:table-cell>
          <table:table-cell office:value-type="string" calcext:value-type="string">
            <text:p>I?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empR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IR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empRo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IR2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PressL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IR3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PressLou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salSta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ressR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PressRou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cu_aux_gpio_22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cu_aux_gpio_23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cu_aux_gpio_24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cu_aux_gpio_25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cu_aux_gpio_26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u_aux_gpio_27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cu_aux_gpio_28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cu_aux_gpio_29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XT_PROBE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CURESET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04:10:12.077013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00:01:38.823002184</meta:creation-date>
    <dc:date>2020-02-15T04:15:50.946410677</dc:date>
    <meta:editing-duration>PT2H37M59S</meta:editing-duration>
    <meta:editing-cycles>7</meta:editing-cycles>
    <meta:generator>LibreOffice/6.0.7.3$Linux_X86_64 LibreOffice_project/00m0$Build-3</meta:generator>
    <meta:document-statistic meta:table-count="1" meta:cell-count="105" meta:object-count="0"/>
  </office:meta>
</office:document-meta>
</file>